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59a" officeooo:paragraph-rsid="000b559a"/>
    </style:style>
    <style:style style:name="P2" style:family="paragraph" style:parent-style-name="Standard">
      <style:text-properties officeooo:rsid="000b559a" officeooo:paragraph-rsid="000f04c4"/>
    </style:style>
    <style:style style:name="P3" style:family="paragraph" style:parent-style-name="Standard">
      <style:text-properties officeooo:rsid="000b9951" officeooo:paragraph-rsid="000b9951"/>
    </style:style>
    <style:style style:name="P4" style:family="paragraph" style:parent-style-name="Standard">
      <style:text-properties officeooo:rsid="000fce46" officeooo:paragraph-rsid="000fce46"/>
    </style:style>
    <style:style style:name="T1" style:family="text">
      <style:text-properties officeooo:rsid="000b9951"/>
    </style:style>
    <style:style style:name="T2" style:family="text">
      <style:text-properties officeooo:rsid="000f04c4"/>
    </style:style>
    <style:style style:name="T3" style:family="text">
      <style:text-properties officeooo:rsid="000f3e99"/>
    </style:style>
    <style:style style:name="T4" style:family="text">
      <style:text-properties officeooo:rsid="000fce46"/>
    </style:style>
    <style:style style:name="T5" style:family="text">
      <style:text-properties fo:font-weight="normal" officeooo:rsid="0011818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spetor Esdras baixa o aplicativo Android e sair pra rua, e lancar tarefas diarias no App.</text:p>
      <text:p text:style-name="P2">- <text:bookmark-start text:name="__DdeLink__96_2838328010"/><text:bookmark-start text:name="__DdeLink__106_4114292868"/><text:span text:style-name="T1">RE/Chapa</text:span><text:bookmark-end text:name="__DdeLink__96_2838328010"/><text:bookmark-end text:name="__DdeLink__106_4114292868"/><text:span text:style-name="T1"> (</text:span><text:bookmark-start text:name="__DdeLink__102_4114292868"/><text:bookmark-start text:name="__DdeLink__104_4114292868"/><text:span text:style-name="T1">24395</text:span><text:bookmark-end text:name="__DdeLink__102_4114292868"/><text:bookmark-end text:name="__DdeLink__104_4114292868"/><text:span text:style-name="T1">) e </text:span><text:bookmark-start text:name="__DdeLink__98_2838328010"/><text:span text:style-name="T1">senha</text:span><text:bookmark-end text:name="__DdeLink__98_2838328010"/><text:span text:style-name="T1"> para login;</text:span></text:p>
      <text:p text:style-name="P1">- <text:span text:style-name="T2">Lancamento Tarefas:</text:span></text:p>
      <text:p text:style-name="P1">* <text:span text:style-name="T2">Tipo das Tarefas Diarias: (Permanencia/Orientacao/Infracao/</text:span><text:span text:style-name="T5">Ocorrencia/</text:span><text:span text:style-name="T2">)</text:span></text:p>
      <text:p text:style-name="P1"><text:s/>-<text:span text:style-name="T2">&gt;</text:span> <text:span text:style-name="T2">Cadastrar mais Tipo Tarefas Exclusiva Personalizadas</text:span></text:p>
      <text:p text:style-name="P2"><text:tab/> <text:span text:style-name="T2">Descricao do Tipo de Servico</text:span></text:p>
      <text:p text:style-name="P1">* <text:span text:style-name="T2">Pegar data e hora do sistema;</text:span></text:p>
      <text:p text:style-name="P1">* <text:span text:style-name="T2">Pegar local pelo aplicativo;</text:span></text:p>
      <text:p text:style-name="P1">* <text:span text:style-name="T2">Descricao da Tarefa: Reclamacao 156, SAC, Multas Sinal Vermelho;</text:span></text:p>
      <text:p text:style-name="P3">* <text:span text:style-name="T3">Resultado: 5 infracoes (Comunicado Interno/Disciplina)</text:span></text:p>
      <text:p text:style-name="P3"><text:s text:c="3"/>- <text:span text:style-name="T3">Quantidade; </text:span></text:p>
      <text:p text:style-name="P3"><text:s text:c="3"/>- <text:span text:style-name="T4">Qual Tipo de Tarefa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) Gerente, Encarregado, Saber o que o inspetor fez, painel administrativo</text:p>
      <text:p text:style-name="P3">- 2 periodos 1<text:span text:style-name="T4">4</text:span> inspetores relatorios <text:span text:style-name="T4">diario hora/semanal/quinzenal/mensal</text:span></text:p>
      <text:p text:style-name="P4">- 2 encarregados</text:p>
      <text:p text:style-name="P4">- 7 setores, 94 linhas 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1:15:49.828216750</meta:creation-date>
    <dc:date>2019-05-04T20:05:40.641136393</dc:date>
    <meta:editing-duration>PT8H24M18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1" meta:paragraph-count="16" meta:word-count="107" meta:character-count="724" meta:non-whitespace-character-count="622"/>
  </office:meta>
</office:document-meta>
</file>